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E80000018CCDADB6C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6.6cm" svg:height="19.2cm" svg:x="0.8cm" svg:y="1cm">
          <draw:image xlink:href="Pictures/10000000000001E80000018CCDADB6C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3-03-06T23:22:23</meta:creation-date>
    <dc:date>2013-03-06T23:23:11</dc:date>
    <dc:creator>Jeff Gomes</dc:creator>
    <meta:editing-duration>P0D</meta:editing-duration>
    <meta:editing-cycles>1</meta:editing-cycles>
    <meta:document-statistic meta:object-count="24"/>
    <meta:generator>LibreOffice/3.5$Linux_X86_64 LibreOffice_project/350m1$Build-2</meta:generator>
  </office:meta>
</office:document-meta>
</file>